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a8c" officeooo:paragraph-rsid="00059a8c"/>
    </style:style>
    <style:style style:name="P2" style:family="paragraph" style:parent-style-name="Standard">
      <style:paragraph-properties fo:text-align="center" style:justify-single-word="false"/>
      <style:text-properties officeooo:rsid="00059a8c" officeooo:paragraph-rsid="00059a8c"/>
    </style:style>
    <style:style style:name="P3" style:family="paragraph" style:parent-style-name="Standard">
      <style:paragraph-properties fo:text-align="start" style:justify-single-word="false"/>
      <style:text-properties officeooo:rsid="00059a8c" officeooo:paragraph-rsid="00059a8c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officeooo:rsid="00073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réunion 25 novembre</text:p>
      <text:p text:style-name="P2"/>
      <text:p text:style-name="P2"/>
      <text:p text:style-name="P3">On a décidé d'<text:span text:style-name="T1">abandonner l'idée d'utiliser un framework</text:span> (On était tous ok à la réunion donc non négociable). La prise en main d'un framework sera trop longue par rapport au temps qu'on a et si on s'y met tous, même sans framework, le site sera vite fait. </text:p>
      <text:p text:style-name="P3"/>
      <text:p text:style-name="P3"/>
      <text:p text:style-name="P3"/>
      <text:p text:style-name="P3">Travail à faire :</text:p>
      <text:p text:style-name="P3"/>
      <text:p text:style-name="P3">Geoffrey :</text:p>
      <text:p text:style-name="P3">- logo : fond transparent + logo moins pixélisé + tester différentes façons d'écrire le logo (PokéSaurus, Poké'Saurus, etc.)</text:p>
      <text:p text:style-name="P3">- site web : créer la classe Synonyme avec constructeurs etc..</text:p>
      <text:p text:style-name="P3"/>
      <text:p text:style-name="P1">Jimmy : </text:p>
      <text:p text:style-name="P1">- maquette : tout passer en français, ajouter champ recherche d'autres thésaurus</text:p>
      <text:p text:style-name="P1">- site web : mettre en place la présentation du site (maquette)</text:p>
      <text:p text:style-name="P1"/>
      <text:p text:style-name="P1">Clément :</text:p>
      <text:p text:style-name="P1">- schéma objet relationnel</text:p>
      <text:p text:style-name="P1">- cahier des charges à corriger : corriger fautes d'orthographe, ajouter le fait qu'on utilise Git et qu'on se réuni chaque semaine, enlever l'utilisation de Symfony2 (Cf au début du compte rendu)</text:p>
      <text:p text:style-name="P1"/>
      <text:p text:style-name="P1">Arlémi : </text:p>
      <text:p text:style-name="P1">- mise en place des arbres sur le site</text:p>
      <text:p text:style-name="P1">- <text:span text:style-name="T2">mettre en ligne (fb?) un exemple de cahier des charges</text:span></text:p>
      <text:p text:style-name="P1"/>
      <text:p text:style-name="P1">Morgane :</text:p>
      <text:p text:style-name="P1">- création architecture site web (dossiers + index.php + connexionBD.php)</text:p>
      <text:p text:style-name="P1"/>
      <text:p text:style-name="P1">Manu : </text:p>
      <text:p text:style-name="P1">- création de la classe Utilisateur</text:p>
      <text:p text:style-name="P1"/>
      <text:p text:style-name="P1">Richie : </text:p>
      <text:p text:style-name="P1">- création de la classe Synonyme</text:p>
      <text:p text:style-name="P1"/>
      <text:p text:style-name="P1">Quentin : </text:p>
      <text:p text:style-name="P1">Création de la classe Conce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vidal02 </meta:initial-creator>
    <meta:creation-date>2014-11-25T17:42:24.552185502</meta:creation-date>
    <dc:date>2014-11-25T17:54:45.003542331</dc:date>
    <dc:creator>mvidal02 </dc:creator>
    <meta:editing-duration>PT1M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3" meta:word-count="209" meta:character-count="1189" meta:non-whitespace-character-count="997"/>
  </office:meta>
</office:document-meta>
</file>